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1.224cm" fo:min-width="0.72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1.224cm" fo:min-width="0.7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1.351cm" fo:min-width="1.609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843cm" fo:min-width="0.466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1.351cm" fo:min-width="1.22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3465a4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045cm" fo:min-width="0.43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3cm" svg:height="0.33cm" svg:x="16.2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35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524cm" svg:x="13.065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524cm" svg:x="13.446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159cm" svg:height="1.651cm" svg:x="5.572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16cm" svg:height="1.143cm" svg:x="10.525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524cm" svg:x="13.446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778cm" svg:height="1.651cm" svg:x="6.969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" draw:text-style-name="P1" draw:layer="layout" svg:width="12.572cm" svg:height="16.128cm" draw:transform="rotate (-1.5707963267949) translate (17.129cm 0.999999999999995cm)" svg:viewBox="0 0 12573 16129" draw:points="0,16129 11811,16129 12573,16129 12573,0 0,0">
          <text:p/>
        </draw:polygon>
        <draw:custom-shape draw:style-name="gr8" draw:text-style-name="P1" draw:layer="layout" svg:width="1.016cm" svg:height="0.381cm" svg:x="1.681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016cm" svg:height="0.381cm" svg:x="15.478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016cm" svg:height="0.381cm" svg:x="1.666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016cm" svg:height="0.381cm" svg:x="15.506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0:37:46.052646558</meta:creation-date>
    <meta:generator>LibreOffice/6.2.8.2$MacOSX_X86_64 LibreOffice_project/f82ddfca21ebc1e222a662a32b25c0c9d20169ee</meta:generator>
    <dc:date>2019-12-06T01:26:54.591711729</dc:date>
    <meta:editing-duration>PT49M3S</meta:editing-duration>
    <meta:editing-cycles>11</meta:editing-cycles>
    <meta:document-statistic meta:object-count="13"/>
  </office:meta>
</office:document-meta>
</file>